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mittedValueLengthValidator.getMaximu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tedValueLengthValidator.setMinimum( int minim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mittedValueLengthValidator.getMinimu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tedValueLengthValidator.validate( FacesContext facesContext , UIComponent uiComponent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ubmittedValueLengthValidator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mittedValueLengthValidator.SubmittedValueLength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mittedValueLengthValidator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mittedValueLengthValidator.SubmittedValueLengthValidator( int maxim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tedValueLengthValidator.SubmittedValueLengthValidator( int maximum , int minim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mittedValueLengthValidator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mittedValueLengthValidator.equals( Object o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ubmittedValueLengthValidator.setMaximum( int maxim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